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officeooo:rsid="001911b9" officeooo:paragraph-rsid="001fbe29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officeooo:rsid="001fbe29" officeooo:paragraph-rsid="001fbe29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4pt" style:text-underline-style="none" fo:font-weight="normal" officeooo:rsid="001fbe29" officeooo:paragraph-rsid="001fbe29" style:font-size-asian="12.25pt" style:font-weight-asian="normal" style:font-size-complex="14pt" style:font-weight-complex="normal"/>
    </style:style>
    <style:style style:name="P4" style:family="paragraph" style:parent-style-name="Standard" style:list-style-name="L1">
      <style:text-properties fo:font-size="14pt" style:text-underline-style="none" fo:font-weight="normal" officeooo:rsid="001fbe29" officeooo:paragraph-rsid="001fbe29" style:font-size-asian="14pt" style:font-weight-asian="normal" style:font-size-complex="14pt" style:font-weight-complex="normal"/>
    </style:style>
    <style:style style:name="P5" style:family="paragraph" style:parent-style-name="Standard" style:list-style-name="L1">
      <style:text-properties fo:font-size="14pt" style:text-underline-style="none" fo:font-weight="normal" officeooo:rsid="0023792e" officeooo:paragraph-rsid="0023792e" style:font-size-asian="14pt" style:font-weight-asian="normal" style:font-size-complex="14pt" style:font-weight-complex="normal"/>
    </style:style>
    <style:style style:name="P6" style:family="paragraph" style:parent-style-name="Standard" style:list-style-name="L1">
      <style:text-properties fo:font-size="14pt" style:text-underline-style="none" fo:font-weight="normal" officeooo:rsid="00292753" officeooo:paragraph-rsid="00292753" style:font-size-asian="14pt" style:font-weight-asian="normal" style:font-size-complex="14pt" style:font-weight-complex="normal"/>
    </style:style>
    <style:style style:name="P7" style:family="paragraph" style:parent-style-name="Standard" style:list-style-name="L1">
      <style:text-properties fo:font-size="14pt" style:text-underline-style="none" fo:font-weight="normal" officeooo:rsid="002c7f48" officeooo:paragraph-rsid="002c7f48" style:font-size-asian="14pt" style:font-weight-asian="normal" style:font-size-complex="14pt" style:font-weight-complex="normal"/>
    </style:style>
    <style:style style:name="P8" style:family="paragraph" style:parent-style-name="Standard" style:list-style-name="L1">
      <style:text-properties fo:font-size="12pt" style:text-underline-style="none" fo:font-weight="normal" officeooo:rsid="002109a9" officeooo:paragraph-rsid="002109a9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text-properties fo:font-size="12pt" style:text-underline-style="none" fo:font-weight="normal" officeooo:rsid="0023792e" officeooo:paragraph-rsid="0023792e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text-properties fo:font-size="12pt" style:text-underline-style="none" fo:font-weight="normal" officeooo:rsid="00270d19" officeooo:paragraph-rsid="00270d19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text-properties fo:font-size="12pt" style:text-underline-style="none" fo:font-weight="normal" officeooo:rsid="00237de8" officeooo:paragraph-rsid="00237de8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text-properties fo:font-size="12pt" style:text-underline-style="none" fo:font-weight="normal" officeooo:rsid="00252f33" officeooo:paragraph-rsid="00252f33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text-properties fo:font-size="12pt" style:text-underline-style="none" fo:font-weight="normal" officeooo:rsid="0028e7e8" officeooo:paragraph-rsid="0028e7e8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text-properties fo:font-size="12pt" style:text-underline-style="none" fo:font-weight="normal" officeooo:rsid="00292753" officeooo:paragraph-rsid="00292753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text-properties fo:font-size="12pt" style:text-underline-style="none" fo:font-weight="normal" officeooo:rsid="002ae8d1" officeooo:paragraph-rsid="002ae8d1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text-properties fo:font-size="12pt" style:text-underline-style="none" fo:font-weight="normal" officeooo:rsid="002c7f48" officeooo:paragraph-rsid="002c7f48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text-properties fo:font-size="12pt" style:text-underline-style="none" fo:font-weight="normal" officeooo:rsid="00301ddc" officeooo:paragraph-rsid="00301ddc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text-properties fo:font-size="12pt" style:text-underline-style="none" fo:font-weight="normal" officeooo:rsid="00301ddc" officeooo:paragraph-rsid="00313a17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text-properties fo:font-size="12pt" style:text-underline-style="none" fo:font-weight="normal" officeooo:rsid="002d2c2e" officeooo:paragraph-rsid="002d2c2e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text-properties fo:font-size="12pt" style:text-underline-style="none" fo:font-weight="normal" officeooo:rsid="003101dc" officeooo:paragraph-rsid="003101dc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text-properties fo:font-size="12pt" style:text-underline-style="none" fo:font-weight="normal" officeooo:rsid="00313a17" officeooo:paragraph-rsid="00313a17" style:font-size-asian="12pt" style:font-weight-asian="normal" style:font-size-complex="12pt" style:font-weight-complex="normal"/>
    </style:style>
    <style:style style:name="T1" style:family="text">
      <style:text-properties officeooo:rsid="001fbe29"/>
    </style:style>
    <style:style style:name="T2" style:family="text">
      <style:text-properties officeooo:rsid="0023792e"/>
    </style:style>
    <style:style style:name="T3" style:family="text">
      <style:text-properties officeooo:rsid="002767bf"/>
    </style:style>
    <style:style style:name="T4" style:family="text">
      <style:text-properties officeooo:rsid="002c7f48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officeooo:rsid="00313a1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haltsverzeichnis:</text:p>
      <text:p text:style-name="P3"><text:tab/><text:tab/><text:tab/><text:tab/><text:tab/><text:tab/><text:tab/><text:tab/><text:tab/><text:tab/><text:tab/><text:tab/><text:span text:style-name="T2">Seite</text:span></text:p>
      <text:list xml:id="list743124173" text:style-name="L1">
        <text:list-item>
          <text:p text:style-name="P4">Einführung</text:p>
          <text:list>
            <text:list-item>
              <text:p text:style-name="P8">Motivation</text:p>
            </text:list-item>
            <text:list-item>
              <text:p text:style-name="P8">Was ist „Advance Wars 2: <text:span text:style-name="T2">Blackhole Rising</text:span>“?</text:p>
            </text:list-item>
            <text:list-item>
              <text:p text:style-name="P8">Zielstellung</text:p>
            </text:list-item>
          </text:list>
        </text:list-item>
        <text:list-item>
          <text:p text:style-name="P5">Bearbeitung</text:p>
          <text:list>
            <text:list-item>
              <text:p text:style-name="P9">Spielregeln</text:p>
              <text:list>
                <text:list-item>
                  <text:p text:style-name="P9">Spielziel</text:p>
                </text:list-item>
                <text:list-item>
                  <text:p text:style-name="P9">So wird gespielt</text:p>
                </text:list-item>
                <text:list-item>
                  <text:p text:style-name="P9">Ressourcen</text:p>
                </text:list-item>
                <text:list-item>
                  <text:p text:style-name="P9">Bewegung der Einheiten</text:p>
                </text:list-item>
                <text:list-item>
                  <text:p text:style-name="P9">Die Einheiten</text:p>
                  <text:list>
                    <text:list-item>
                      <text:p text:style-name="P9">Bodeneinheiten</text:p>
                    </text:list-item>
                    <text:list-item>
                      <text:p text:style-name="P9">Lufteinheiten</text:p>
                    </text:list-item>
                    <text:list-item>
                      <text:p text:style-name="P9">Seeeinheiten</text:p>
                    </text:list-item>
                  </text:list>
                </text:list-item>
                <text:list-item>
                  <text:p text:style-name="P9">Der Kampf</text:p>
                </text:list-item>
                <text:list-item>
                  <text:p text:style-name="P10">Deckung</text:p>
                </text:list-item>
                <text:list-item>
                  <text:p text:style-name="P10">Nebel des Krieges</text:p>
                </text:list-item>
                <text:list-item>
                  <text:p text:style-name="P9">Weitere Mechaniken</text:p>
                  <text:list>
                    <text:list-item>
                      <text:p text:style-name="P9">Gebäude einnehmen</text:p>
                    </text:list-item>
                    <text:list-item>
                      <text:p text:style-name="P9">Einheiten produzieren</text:p>
                    </text:list-item>
                    <text:list-item>
                      <text:p text:style-name="P9">Sprit</text:p>
                    </text:list-item>
                    <text:list-item>
                      <text:p text:style-name="P9">Munition</text:p>
                    </text:list-item>
                    <text:list-item>
                      <text:p text:style-name="P9">Versorgung</text:p>
                    </text:list-item>
                    <text:list-item>
                      <text:p text:style-name="P9">Zusammenlegen von Einheiten</text:p>
                    </text:list-item>
                    <text:list-item>
                      <text:p text:style-name="P9">Heilung</text:p>
                    </text:list-item>
                    <text:list-item>
                      <text:p text:style-name="P20">Wetter</text:p>
                    </text:list-item>
                    <text:list-item>
                      <text:p text:style-name="P11">Generäle</text:p>
                    </text:list-item>
                    <text:list-item>
                      <text:p text:style-name="P11">Spezialfähigkeiten</text:p>
                    </text:list-item>
                  </text:list>
                </text:list-item>
              </text:list>
            </text:list-item>
            <text:list-item>
              <text:p text:style-name="P9">Der Plan</text:p>
              <text:list>
                <text:list-item>
                  <text:p text:style-name="P12">Spielstart</text:p>
                </text:list-item>
                <text:list-item>
                  <text:p text:style-name="P12">Points of Interest</text:p>
                </text:list-item>
                <text:list-item>
                  <text:p text:style-name="P12">Die Karte<text:span text:style-name="T3">n</text:span></text:p>
                </text:list-item>
                <text:list-item>
                  <text:p text:style-name="P12">Strategien</text:p>
                </text:list-item>
                <text:list-item>
                  <text:p text:style-name="P12">Truppenzusammensetzung</text:p>
                </text:list-item>
                <text:list-item>
                  <text:p text:style-name="P13">Wertvolle Einheiten</text:p>
                </text:list-item>
                <text:list-item>
                  <text:p text:style-name="P14">Die Befehlsstruktur</text:p>
                  <text:list>
                    <text:list-item>
                      <text:p text:style-name="P14">Befehle des Generals</text:p>
                    </text:list-item>
                    <text:list-item>
                      <text:p text:style-name="P14">Befehle der Truppe</text:p>
                    </text:list-item>
                    <text:list-item>
                      <text:p text:style-name="P14">Befehle der Einheit</text:p>
                    </text:list-item>
                  </text:list>
                </text:list-item>
              </text:list>
            </text:list-item>
            <text:list-item>
              <text:p text:style-name="P14">Implementierung</text:p>
              <text:list>
                <text:list-item>
                  <text:p text:style-name="P15">Modell</text:p>
                </text:list-item>
                <text:list-item>
                  <text:p text:style-name="P15">Klassendiagramm<text:span text:style-name="T4">e</text:span></text:p>
                  <text:list>
                    <text:list-item>
                      <text:p text:style-name="P16">Model</text:p>
                    </text:list-item>
                    <text:list-item>
                      <text:p text:style-name="P16">View</text:p>
                    </text:list-item>
                    <text:list-item>
                      <text:p text:style-name="P16">Controller</text:p>
                    </text:list-item>
                    <text:list-item>
                      <text:p text:style-name="P20">Unit</text:p>
                    </text:list-item>
                  </text:list>
                </text:list-item>
                <text:list-item>
                  <text:p text:style-name="P15">Struktur</text:p>
                  <text:list>
                    <text:list-item>
                      <text:p text:style-name="P20"><text:soft-page-break/>Klassendiagramm: K.I.</text:p>
                    </text:list-item>
                    <text:list-item>
                      <text:p text:style-name="P17">Der General</text:p>
                    </text:list-item>
                    <text:list-item>
                      <text:p text:style-name="P17">Truppen</text:p>
                    </text:list-item>
                    <text:list-item>
                      <text:p text:style-name="P17">Einheiten</text:p>
                    </text:list-item>
                    <text:list-item>
                      <text:p text:style-name="P20">POI</text:p>
                    </text:list-item>
                    <text:list-item>
                      <text:p text:style-name="P17">Die Phasen</text:p>
                      <text:list>
                        <text:list-item>
                          <text:p text:style-name="P17">Entscheidungsphase</text:p>
                        </text:list-item>
                        <text:list-item>
                          <text:p text:style-name="P17">Zugphase</text:p>
                        </text:list-item>
                        <text:list-item>
                          <text:p text:style-name="P17">Kaufphase</text:p>
                        </text:list-item>
                      </text:list>
                    </text:list-item>
                  </text:list>
                </text:list-item>
                <text:list-item>
                  <text:p text:style-name="P17">Implementierung der Befehle</text:p>
                  <text:list>
                    <text:list-item>
                      <text:p text:style-name="P18">Befehle der Einheit</text:p>
                      <text:list>
                        <text:list-item>
                          <text:p text:style-name="P18">Bewegen</text:p>
                        </text:list-item>
                        <text:list-item>
                          <text:p text:style-name="P18">Warten</text:p>
                        </text:list-item>
                        <text:list-item>
                          <text:p text:style-name="P18">Angreifen</text:p>
                        </text:list-item>
                        <text:list-item>
                          <text:p text:style-name="P18">Besetzen</text:p>
                        </text:list-item>
                        <text:list-item>
                          <text:p text:style-name="P18">Einladen, Ausladen, Versorgen</text:p>
                        </text:list-item>
                      </text:list>
                    </text:list-item>
                    <text:list-item>
                      <text:p text:style-name="P17">Befehle der Truppe</text:p>
                      <text:list>
                        <text:list-item>
                          <text:p text:style-name="P17">Vorrücken</text:p>
                        </text:list-item>
                        <text:list-item>
                          <text:p text:style-name="P21">Sammeln</text:p>
                        </text:list-item>
                        <text:list-item>
                          <text:p text:style-name="P17">POI halten</text:p>
                        </text:list-item>
                        <text:list-item>
                          <text:p text:style-name="P17">Neutrale/<text:span text:style-name="T6">gegnerische</text:span> Gebäude besetzen</text:p>
                        </text:list-item>
                        <text:list-item>
                          <text:p text:style-name="P21">Auf Nachschub warten</text:p>
                        </text:list-item>
                        <text:list-item>
                          <text:p text:style-name="P17">Heilen</text:p>
                        </text:list-item>
                        <text:list-item>
                          <text:p text:style-name="P17">Rückzug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">Probleme</text:p>
          <text:list>
            <text:list-item>
              <text:p text:style-name="P16">Situationsanalyse</text:p>
            </text:list-item>
            <text:list-item>
              <text:p text:style-name="P16">Kontext</text:p>
            </text:list-item>
            <text:list-item>
              <text:p text:style-name="P16">Entscheidungen</text:p>
            </text:list-item>
            <text:list-item>
              <text:p text:style-name="P19">Komplexität</text:p>
            </text:list-item>
            <text:list-item>
              <text:p text:style-name="P19">Bearbeitungsdauer</text:p>
            </text:list-item>
          </text:list>
        </text:list-item>
        <text:list-item>
          <text:p text:style-name="P6">Fazit</text:p>
          <text:list>
            <text:list-item>
              <text:p text:style-name="P19">Checkliste</text:p>
            </text:list-item>
          </text:list>
        </text:list-item>
        <text:list-item>
          <text:p text:style-name="P6">Quellen</text:p>
        </text:list-item>
        <text:list-item>
          <text:p text:style-name="P7">Eigenständigkeitserklärung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911b9" officeooo:paragraph-rsid="001fbe29"/>
    </style:style>
    <style:style style:name="MT1" style:family="text">
      <style:text-properties officeooo:rsid="001fbe2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Bachelorarbeit – Till Roßberg – K.I. für ein rundenbasiertes Strategiespiel<text:tab/><text:span text:style-name="MT1">Seite </text:span><text:span text:style-name="MT1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20:32:15.074000000</meta:creation-date>
    <meta:generator>LibreOffice/5.3.6.1$Windows_x86 LibreOffice_project/686f202eff87ef707079aeb7f485847613344eb7</meta:generator>
    <dc:date>2019-08-30T10:44:24.601000000</dc:date>
    <meta:editing-duration>PT6H19M15S</meta:editing-duration>
    <meta:editing-cycles>9</meta:editing-cycles>
    <meta:document-statistic meta:table-count="0" meta:image-count="0" meta:object-count="0" meta:page-count="4" meta:paragraph-count="84" meta:word-count="221" meta:character-count="1344" meta:non-whitespace-character-count="1274"/>
  </office:meta>
</office:document-meta>
</file>